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4.704cm"/>
    </style:style>
    <style:style style:name="Tableau1.D" style:family="table-column">
      <style:table-column-properties style:column-width="4.401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308e97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  <style:style style:name="T4" style:family="text">
      <style:text-properties officeooo:rsid="002de68d"/>
    </style:style>
    <style:style style:name="T5" style:family="text">
      <style:text-properties officeooo:rsid="002fc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<text:soft-page-break/>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13">qualité et sécuritéde code source <text:s text:c="2"/></text:p>
            <text:p text:style-name="P6"/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Standard"/>
          </table:table-cell>
          <table:table-cell table:style-name="Tableau1.E40" office:value-type="string">
            <text:p text:style-name="P8">W<text:span text:style-name="T5">eb</text:span>A<text:span text:style-name="T5">ccess</text:span>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Standard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<text:span text:style-name="T5">9</text:span>.<text:span text:style-name="T5">04</text:span>.1<text:span text:style-name="T5">1</text:span>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Standard"/>
          </table:table-cell>
          <table:table-cell table:style-name="Tableau1.D41" office:value-type="string">
            <text:p text:style-name="Standard"/>
          </table:table-cell>
          <table:table-cell table:style-name="Tableau1.E41" office:value-type="string">
            <text:p text:style-name="Standard"/>
          </table:table-cell>
          <table:table-cell table:style-name="Tableau1.F41" office:value-type="string">
            <text:p text:style-name="Standard"/>
          </table:table-cell>
          <table:table-cell table:style-name="Tableau1.G41" office:value-type="string">
            <text:p text:style-name="Standard"/>
          </table:table-cell>
          <table:table-cell table:style-name="Tableau1.H41" office:value-type="string">
            <text:p text:style-name="Standard"/>
          </table:table-cell>
          <table:table-cell table:style-name="Tableau1.I41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N2" office:value-type="string">
            <text:p text:style-name="Standard"/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<text:span text:style-name="T4">8.0.</text:span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<text:soft-page-break/>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<text:soft-page-break/>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<text:soft-page-break/>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1</text:page-number><text:s/>/ <text:page-count>8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5M26S</meta:editing-duration>
    <meta:editing-cycles>8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5-07T16:54:58.910326784</dc:date>
    <dc:creator>Bastien Guerry</dc:creator>
    <meta:document-statistic meta:table-count="3" meta:image-count="0" meta:object-count="0" meta:page-count="8" meta:paragraph-count="1116" meta:word-count="2021" meta:character-count="11705" meta:non-whitespace-character-count="10787"/>
  </office:meta>
</office:document-meta>
</file>